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284" officeooo:paragraph-rsid="00078ccf"/>
    </style:style>
    <style:style style:name="P2" style:family="paragraph" style:parent-style-name="Standard">
      <style:text-properties fo:color="#ffffff" style:font-name="Loma" officeooo:rsid="00093078" officeooo:paragraph-rsid="00078ccf" fo:background-color="#ff0000"/>
    </style:style>
    <style:style style:name="P3" style:family="paragraph" style:parent-style-name="Standard">
      <style:text-properties officeooo:rsid="0009b7fd" officeooo:paragraph-rsid="00078ccf"/>
    </style:style>
    <style:style style:name="P4" style:family="paragraph" style:parent-style-name="Standard">
      <style:text-properties officeooo:rsid="000b9ea5" officeooo:paragraph-rsid="00078ccf"/>
    </style:style>
    <style:style style:name="P5" style:family="paragraph" style:parent-style-name="Standard">
      <style:text-properties officeooo:rsid="000d28ce" officeooo:paragraph-rsid="00078ccf"/>
    </style:style>
    <style:style style:name="P6" style:family="paragraph" style:parent-style-name="Standard">
      <style:text-properties officeooo:rsid="0010b2d6" officeooo:paragraph-rsid="00078ccf"/>
    </style:style>
    <style:style style:name="P7" style:family="paragraph" style:parent-style-name="Standard">
      <style:text-properties officeooo:rsid="0009326c" officeooo:paragraph-rsid="0009326c"/>
    </style:style>
    <style:style style:name="P8" style:family="paragraph" style:parent-style-name="Standard">
      <style:text-properties officeooo:rsid="000f07fc" officeooo:paragraph-rsid="000f07fc"/>
    </style:style>
    <style:style style:name="P9" style:family="paragraph" style:parent-style-name="Standard">
      <style:text-properties officeooo:rsid="00110265" officeooo:paragraph-rsid="00110265"/>
    </style:style>
    <style:style style:name="P10" style:family="paragraph" style:parent-style-name="Standard">
      <style:text-properties officeooo:rsid="00122bd3" officeooo:paragraph-rsid="00122bd3"/>
    </style:style>
    <style:style style:name="P11" style:family="paragraph" style:parent-style-name="Standard">
      <style:text-properties officeooo:rsid="00181a5e" officeooo:paragraph-rsid="00181a5e"/>
    </style:style>
    <style:style style:name="P12" style:family="paragraph" style:parent-style-name="Standard">
      <style:text-properties fo:font-weight="bold" officeooo:rsid="000d360a" officeooo:paragraph-rsid="000d360a" style:font-weight-asian="bold" style:font-weight-complex="bold"/>
    </style:style>
    <style:style style:name="P13" style:family="paragraph" style:parent-style-name="Standard">
      <style:text-properties officeooo:rsid="001e958f" officeooo:paragraph-rsid="001e958f"/>
    </style:style>
    <style:style style:name="P14" style:family="paragraph" style:parent-style-name="Standard">
      <style:text-properties officeooo:rsid="001f801a" officeooo:paragraph-rsid="001f801a"/>
    </style:style>
    <style:style style:name="P15" style:family="paragraph" style:parent-style-name="Standard">
      <style:text-properties officeooo:rsid="00209d80" officeooo:paragraph-rsid="00209d80"/>
    </style:style>
    <style:style style:name="P16" style:family="paragraph" style:parent-style-name="Standard">
      <style:text-properties officeooo:rsid="0027c1ae" officeooo:paragraph-rsid="0027c1ae"/>
    </style:style>
    <style:style style:name="P17" style:family="paragraph" style:parent-style-name="Standard">
      <style:text-properties officeooo:rsid="0029292c" officeooo:paragraph-rsid="002a6a75"/>
    </style:style>
    <style:style style:name="P18" style:family="paragraph" style:parent-style-name="Standard">
      <style:text-properties officeooo:rsid="002d3cff" officeooo:paragraph-rsid="002d3cff"/>
    </style:style>
    <style:style style:name="P19" style:family="paragraph" style:parent-style-name="Standard">
      <style:text-properties officeooo:rsid="002e39db" officeooo:paragraph-rsid="002e39db"/>
    </style:style>
    <style:style style:name="P20" style:family="paragraph" style:parent-style-name="Standard">
      <style:text-properties officeooo:rsid="0032a65e" officeooo:paragraph-rsid="0032a65e"/>
    </style:style>
    <style:style style:name="P21" style:family="paragraph" style:parent-style-name="Standard">
      <style:text-properties officeooo:rsid="0032f67a" officeooo:paragraph-rsid="0032f67a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ea485" officeooo:paragraph-rsid="003a9195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29251a" officeooo:paragraph-rsid="003a9195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5a692" officeooo:paragraph-rsid="003a9195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5b476" officeooo:paragraph-rsid="003a9195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31bbe6" officeooo:paragraph-rsid="003a9195"/>
    </style:style>
    <style:style style:name="P27" style:family="paragraph" style:parent-style-name="Standard">
      <style:paragraph-properties fo:margin-left="0.9846in" fo:margin-right="0in" fo:text-indent="0in" style:auto-text-indent="false"/>
      <style:text-properties officeooo:rsid="00315012" officeooo:paragraph-rsid="003a9195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2ad377" officeooo:paragraph-rsid="003a9195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371de4" officeooo:paragraph-rsid="003a9195"/>
    </style:style>
    <style:style style:name="P30" style:family="paragraph" style:parent-style-name="Standard">
      <style:text-properties officeooo:rsid="0032f67a" officeooo:paragraph-rsid="0032f67a"/>
    </style:style>
    <style:style style:name="P31" style:family="paragraph" style:parent-style-name="Standard">
      <style:text-properties officeooo:rsid="003c39ef" officeooo:paragraph-rsid="003c39ef"/>
    </style:style>
    <style:style style:name="P32" style:family="paragraph" style:parent-style-name="Standard">
      <style:text-properties officeooo:rsid="003c39ef" officeooo:paragraph-rsid="00425b2c"/>
    </style:style>
    <style:style style:name="P33" style:family="paragraph" style:parent-style-name="Standard">
      <style:text-properties officeooo:rsid="003c39ef" officeooo:paragraph-rsid="00436dd7"/>
    </style:style>
    <style:style style:name="P34" style:family="paragraph" style:parent-style-name="Standard">
      <style:text-properties fo:font-weight="bold" officeooo:rsid="003c39ef" officeooo:paragraph-rsid="003c39ef" style:font-weight-asian="bold" style:font-weight-complex="bold"/>
    </style:style>
    <style:style style:name="P35" style:family="paragraph" style:parent-style-name="Standard">
      <style:text-properties fo:font-weight="bold" officeooo:rsid="003c39ef" officeooo:paragraph-rsid="00425b2c" style:font-weight-asian="bold" style:font-weight-complex="bold"/>
    </style:style>
    <style:style style:name="P36" style:family="paragraph" style:parent-style-name="Standard">
      <style:text-properties officeooo:rsid="00401290" officeooo:paragraph-rsid="00401290"/>
    </style:style>
    <style:style style:name="P37" style:family="paragraph" style:parent-style-name="Standard">
      <style:text-properties officeooo:rsid="00401290" officeooo:paragraph-rsid="00465ef9"/>
    </style:style>
    <style:style style:name="P38" style:family="paragraph" style:parent-style-name="Standard">
      <style:text-properties fo:color="#ff3333" officeooo:rsid="0029292c" officeooo:paragraph-rsid="0029292c"/>
    </style:style>
    <style:style style:name="P39" style:family="paragraph" style:parent-style-name="Standard">
      <style:text-properties fo:color="#ff3333" officeooo:rsid="0029292c" officeooo:paragraph-rsid="002a6a75"/>
    </style:style>
    <style:style style:name="P40" style:family="paragraph" style:parent-style-name="Standard">
      <style:text-properties officeooo:rsid="004a7dcc" officeooo:paragraph-rsid="004a7dcc"/>
    </style:style>
    <style:style style:name="P41" style:family="paragraph" style:parent-style-name="Standard">
      <style:text-properties officeooo:rsid="00110265" officeooo:paragraph-rsid="00110265"/>
    </style:style>
    <style:style style:name="P42" style:family="paragraph" style:parent-style-name="Preformatted_20_Text">
      <style:text-properties fo:color="#000000" officeooo:paragraph-rsid="00436dd7"/>
    </style:style>
    <style:style style:name="T1" style:family="text">
      <style:text-properties officeooo:rsid="0011c69d"/>
    </style:style>
    <style:style style:name="T2" style:family="text">
      <style:text-properties officeooo:rsid="0007f8a9"/>
    </style:style>
    <style:style style:name="T3" style:family="text">
      <style:text-properties officeooo:rsid="000ad826"/>
    </style:style>
    <style:style style:name="T4" style:family="text">
      <style:text-properties officeooo:rsid="0013aa31"/>
    </style:style>
    <style:style style:name="T5" style:family="text">
      <style:text-properties officeooo:rsid="001979a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b9496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officeooo:rsid="002fc16c"/>
    </style:style>
    <style:style style:name="T10" style:family="text">
      <style:text-properties officeooo:rsid="0032f67a"/>
    </style:style>
    <style:style style:name="T11" style:family="text">
      <style:text-properties officeooo:rsid="003458be"/>
    </style:style>
    <style:style style:name="T12" style:family="text">
      <style:text-properties officeooo:rsid="00372781"/>
    </style:style>
    <style:style style:name="T13" style:family="text">
      <style:text-properties officeooo:rsid="0036a0a2"/>
    </style:style>
    <style:style style:name="T14" style:family="text">
      <style:text-properties officeooo:rsid="00371de4"/>
    </style:style>
    <style:style style:name="T15" style:family="text">
      <style:text-properties officeooo:rsid="0031e1a7"/>
    </style:style>
    <style:style style:name="T16" style:family="text">
      <style:text-properties officeooo:rsid="00315012"/>
    </style:style>
    <style:style style:name="T17" style:family="text">
      <style:text-properties fo:background-color="#ffff99" loext:char-shading-value="0"/>
    </style:style>
    <style:style style:name="T18" style:family="text">
      <style:text-properties officeooo:rsid="0042d533"/>
    </style:style>
    <style:style style:name="T19" style:family="text">
      <style:text-properties officeooo:rsid="00436dd7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 fo:font-size="11.3000001907349pt" fo:font-weight="bold"/>
    </style:style>
    <style:style style:name="T22" style:family="text">
      <style:text-properties fo:color="#000080" style:font-name="DejaVu Sans Mono" fo:font-size="11.3000001907349pt" fo:font-weight="bold" officeooo:rsid="003c39ef"/>
    </style:style>
    <style:style style:name="T23" style:family="text">
      <style:text-properties style:font-name="DejaVu Sans Mono" fo:font-size="11.3000001907349pt"/>
    </style:style>
    <style:style style:name="T24" style:family="text">
      <style:text-properties style:font-name="DejaVu Sans Mono" fo:font-size="11.3000001907349pt" officeooo:rsid="003c39ef"/>
    </style:style>
    <style:style style:name="T25" style:family="text">
      <style:text-properties officeooo:rsid="00465e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BAE SYSTEMS </text:p>
      <text:p text:style-name="P3">COMPILATION NOTE</text:p>
      <text:p text:style-name="P1"/>
      <text:p text:style-name="P4">PROJECT: <text:span text:style-name="T2">NEEDLE DRIVE REFACTORING</text:span></text:p>
      <text:p text:style-name="P5"><text:span text:style-name="T1">FROM </text:span>DATE: <text:span text:style-name="T3">12/6/17</text:span></text:p>
      <text:p text:style-name="P5"/>
      <text:p text:style-name="P7">DESCRITIONS: N/A</text:p>
      <text:p text:style-name="P6"/>
      <text:p text:style-name="P1"/>
      <text:p text:style-name="P12">12/6/17</text:p>
      <text:p text:style-name="P8">1. [0628]</text:p>
      <text:p text:style-name="P9">The header files must be put directly under the folder /include. If you put them under its subdirectory, then the compiler cannot tract them down, provided that the cmakelist.txt uses only the ordinary setting:</text:p>
      <text:p text:style-name="P9"><text:tab/></text:p>
      <text:p text:style-name="P10"><text:tab/>include_directories(include </text:p>
      <text:p text:style-name="P10"><text:s text:c="10"/><text:tab/><text:tab/> ${catkin_INCLUDE_DIRS}<text:span text:style-name="T4">)</text:span></text:p>
      <text:p text:style-name="P9"/>
      <text:p text:style-name="P11">Calling <text:span text:style-name="T5">the above will allow the compiler to find the ROS packages for you.</text:span></text:p>
      <text:p text:style-name="P9"/>
      <text:p text:style-name="P11">For more information, please refer to pages:</text:p>
      <text:p text:style-name="P11"><text:a xlink:type="simple" xlink:href="http://docs.ros.org/jade/api/catkin/html/howto/format2/building_libraries.html">http://docs.ros.org/jade/api/catkin/html/howto/format2/building_libraries.html</text:a> and</text:p>
      <text:p text:style-name="P11"><text:a xlink:type="simple" xlink:href="http://docs.ros.org/jade/api/catkin/html/howto/format2/catkin_library_dependencies.html">http://docs.ros.org/jade/api/catkin/html/howto/format2/catkin_library_dependencies.html</text:a></text:p>
      <text:p text:style-name="P11"/>
      <text:p text:style-name="P13"><text:span text:style-name="T8">Issue</text:span>: How to solve this?</text:p>
      <text:p text:style-name="P18">Answer[12/6/17 1946] There is no way to do it. Specify where to look for the header file inside the .cpp file is one way to solve it, as: #include &lt;cwru_davinci_kinematics/davinci_kinematics.h&gt;</text:p>
      <text:p text:style-name="P13"/>
      <text:p text:style-name="P14">Memo: Read the cmake sample:</text:p>
      <text:p text:style-name="P15"><text:a xlink:type="simple" xlink:href="https://github.com/bast/cmake-example/blob/master/CMakeLists.txt">https://github.com/bast/cmake-example/blob/master/CMakeLists.txt</text:a></text:p>
      <text:p text:style-name="P38"><text:span text:style-name="T7">&gt; </text:span>Status Check: Have you finished reading?</text:p>
      <text:p text:style-name="P15"/>
      <text:p text:style-name="P16">Memo: Read the ROS filesystem introductions:</text:p>
      <text:p text:style-name="P16"><text:a xlink:type="simple" xlink:href="http://wiki.ros.org/Manifest">http://wiki.ros.org/Manifest</text:a></text:p>
      <text:p text:style-name="P39"><text:span text:style-name="T7">&gt; </text:span>Status Check: Have you finished reading?</text:p>
      <text:p text:style-name="P17"/>
      <text:p text:style-name="P19">2. <text:span text:style-name="T9">[2015]</text:span></text:p>
      <text:p text:style-name="P20"><text:span text:style-name="T6">Issue</text:span>: <text:span text:style-name="T10">How to include an external header file?</text:span></text:p>
      <text:p text:style-name="P21">Solution: By 'external' it means there is another package. So the first thing to do is to locate (find) the package itself. The following are from another BAE note <text:span text:style-name="T12">(20170612_Cmake_full_investigateion)</text:span> <text:span text:style-name="T11">which explains how it works:</text:span></text:p>
      <text:p text:style-name="P21"/>
      <text:p text:style-name="P23">An example:</text:p>
      <text:p text:style-name="P23"/>
      <text:p text:style-name="P24">In the C<text:span text:style-name="T13">M</text:span>akeList.txt</text:p>
      <text:p text:style-name="P27">find_package(cwru_davinci_kinematics REQUIRED)</text:p>
      <text:p text:style-name="P27"/>
      <text:p text:style-name="P28">include_directories(include </text:p>
      <text:p text:style-name="P28"><text:soft-page-break/><text:tab/><text:tab/> <text:s text:c="3"/>${EIGEN3_INCLUDE_DIR} </text:p>
      <text:p text:style-name="P28"><text:tab/><text:tab/> <text:s text:c="3"/>${catkin_INCLUDES} </text:p>
      <text:p text:style-name="P28"><text:s text:c="27"/>${catkin_INCLUDE_DIRS} </text:p>
      <text:p text:style-name="P28"><text:s text:c="27"/>${Boost_INCLUDE_DIRS} </text:p>
      <text:p text:style-name="P28"><text:s text:c="27"/>${GSTREAMER_INCLUDE_DIRS} </text:p>
      <text:p text:style-name="P28"><text:tab/> <text:s text:c="14"/>${cwru_davinci_kinematics_SOURCE_DIR}/include)</text:p>
      <text:p text:style-name="P28"/>
      <text:p text:style-name="P25">In the <text:span text:style-name="T14">local header file, there is an include line:</text:span></text:p>
      <text:p text:style-name="P29">#include &lt;cwru_davinci_kinematics/davinci_kinematics.h&gt;</text:p>
      <text:p text:style-name="P23"/>
      <text:p text:style-name="P26">You need to find the package using the <text:span text:style-name="T15">argument </text:span><text:s/><text:span text:style-name="T16">find_package. Then a Cmake variable will be set and its name is just the package name. By adding different suffixes it can then represent different things. Because you are looking for <text:s/>cwru_davinci_kinematics/davinci_kinematics.h in the local header file, you must start searching from directory <text:s/>cwru_davinci_kinematics' parent directory, which in this case is ${cwru_davinci_kinematics_SOURCE_DIR}/include, this is why this argument needs to be added into the include_directories. </text:span></text:p>
      <text:p text:style-name="P26"/>
      <text:p text:style-name="P22">So you see, the way you include directories in the CmakeList.txt interacts directly with how you include a header file inside the source code or a header file.</text:p>
      <text:p text:style-name="P21"/>
      <text:p text:style-name="P21"/>
      <text:p text:style-name="P21"/>
      <text:p text:style-name="P34">19/6/17</text:p>
      <text:p text:style-name="P31">1. [1547]</text:p>
      <text:p text:style-name="P31"><text:span text:style-name="T6">Issue</text:span>: The Clion was having trouble resolving Eigen types, e.g. Eigen::Vector3d. </text:p>
      <text:p text:style-name="P31">Solution: Put this line inside the Cmakelist.txt.</text:p>
      <text:p text:style-name="P31"><text:tab/>include_directories("/usr/include/eigen")</text:p>
      <text:p text:style-name="P31"/>
      <text:p text:style-name="P36"><text:span text:style-name="T17">TODO</text:span>: can we use the set() in cmakelist to make it looks better?</text:p>
      <text:p text:style-name="P31"/>
      <text:p text:style-name="P21"/>
      <text:p text:style-name="P35">20/<text:span text:style-name="T18">6</text:span>/17</text:p>
      <text:p text:style-name="P32">1. [<text:span text:style-name="T19">0400]</text:span></text:p>
      <text:p text:style-name="P33"><text:span text:style-name="T6">Issue</text:span>: <text:span text:style-name="T19">We are NOT using pointers to pass the variables that needed be changed inside the function:</text:span></text:p>
      <text:p text:style-name="P42"><text:span text:style-name="T22">void </text:span><text:span text:style-name="T24">compute_needle_drive_gripper_affines(vector&lt;Eigen::Affine3d&gt; &amp;gripper_affines_wrt_camera,</text:span> <text:span text:style-name="T23">Eigen::VectorXi &amp;ik_ok_array,</text:span> <text:span text:style-name="T21">int </text:span><text:span text:style-name="T23">&amp;ik_score)</text:span></text:p>
      <text:p text:style-name="P33"/>
      <text:p text:style-name="P37"><text:span text:style-name="T17">TODO</text:span>: <text:span text:style-name="T25">Investigate how to do it with vectors and Eigen matrices. </text:span></text:p>
      <text:p text:style-name="P33"/>
      <text:p text:style-name="P33"/>
      <text:p text:style-name="P40">2. [0403]</text:p>
      <text:p text:style-name="P40">Note</text:p>
      <text:p text:style-name="P40">The member function:</text:p>
      <text:p text:style-name="P40">void NeedlePlanner::simple_compute_needle_drive_gripper_affines(vector &lt;Eigen::Affine3d&gt; &amp;gripper_affines) </text:p>
      <text:p text:style-name="P40">is NOT included in the refactoring process yet.</text:p>
      <text:p text:style-name="P9"/>
      <text:p text:style-name="P9"/>
      <text:p text:style-name="P9"/>
      <text:p text:style-name="P9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6:13:04.239329607</meta:creation-date>
    <dc:date>2017-06-20T04:04:07.506690435</dc:date>
    <meta:editing-duration>P1DT51M6S</meta:editing-duration>
    <meta:editing-cycles>63</meta:editing-cycles>
    <meta:generator>LibreOffice/4.2.8.2$Linux_X86_64 LibreOffice_project/420m0$Build-2</meta:generator>
    <meta:document-statistic meta:table-count="0" meta:image-count="0" meta:object-count="0" meta:page-count="3" meta:paragraph-count="56" meta:word-count="401" meta:character-count="3351" meta:non-whitespace-character-count="2864"/>
  </office:meta>
</office:document-meta>
</file>